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8000002135E99615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ash_5f_und_5f_du-title">
      <style:graphic-properties draw:auto-grow-height="false" fo:min-height="1.313cm"/>
    </style:style>
    <style:style style:name="pr2" style:family="presentation" style:parent-style-name="bash_5f_und_5f_du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bash_5f_und_5f_du-notes">
      <style:graphic-properties draw:fill-color="#ffffff" draw:auto-grow-height="true" fo:min-height="13.365cm"/>
    </style:style>
    <style:style style:name="pr4" style:family="presentation" style:parent-style-name="bash_5f_und_5f_du1-title">
      <style:graphic-properties draw:auto-grow-height="true" fo:min-height="1.191cm"/>
    </style:style>
    <style:style style:name="pr5" style:family="presentation" style:parent-style-name="bash_5f_und_5f_du1-outline1">
      <style:graphic-properties draw:auto-grow-height="false" fo:min-height="12.531cm"/>
    </style:style>
    <style:style style:name="pr6" style:family="presentation" style:parent-style-name="bash_5f_und_5f_du1-notes">
      <style:graphic-properties draw:fill-color="#ffffff" draw:auto-grow-height="true" fo:min-height="13.365cm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bash_5f_und_5f_du" presentation:presentation-page-layout-name="AL1T0">
        <office:forms form:automatic-focus="false" form:apply-design-mode="false"/>
        <draw:frame presentation:style-name="pr1" draw:layer="layout" svg:width="18cm" svg:height="4.08cm" svg:x="6.7cm" svg:y="7.17cm" presentation:class="title" presentation:placeholder="true" presentation:user-transformed="true">
          <draw:text-box/>
        </draw:frame>
        <draw:frame presentation:style-name="pr2" draw:text-style-name="P1" draw:layer="layout" svg:width="18cm" svg:height="2.94cm" svg:x="6.7cm" svg:y="12.8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h_5f_und_5f_du1" presentation:presentation-page-layout-name="AL2T1">
        <office:forms form:automatic-focus="false" form:apply-design-mode="false"/>
        <draw:frame presentation:style-name="pr4" draw:layer="layout" svg:width="24.01cm" svg:height="1.191cm" svg:x="0.7cm" svg:y="2.55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sh_5f_und_5f_du-background" style:display-name="bash_und_du-background" style:family="presentation">
      <style:graphic-properties draw:stroke="none" draw:fill="none"/>
      <style:text-properties style:letter-kerning="true"/>
    </style:style>
    <style:style style:name="bash_5f_und_5f_du-backgroundobjects" style:display-name="bash_und_du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bash_5f_und_5f_du-notes" style:display-name="bash_und_d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h_5f_und_5f_du-outline1" style:display-name="bash_und_du-outline1" style:family="presentation">
      <style:graphic-properties draw:stroke="none" draw:fill="none">
        <text:list-style style:name="bash_5f_und_5f_du-outline1" style:display-name="bash_und_du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-outline2" style:display-name="bash_und_du-outline2" style:family="presentation" style:parent-style-name="bash_5f_und_5f_du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bash_5f_und_5f_du-outline3" style:display-name="bash_und_du-outline3" style:family="presentation" style:parent-style-name="bash_5f_und_5f_du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bash_5f_und_5f_du-outline4" style:display-name="bash_und_du-outline4" style:family="presentation" style:parent-style-name="bash_5f_und_5f_du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5" style:display-name="bash_und_du-outline5" style:family="presentation" style:parent-style-name="bash_5f_und_5f_du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6" style:display-name="bash_und_du-outline6" style:family="presentation" style:parent-style-name="bash_5f_und_5f_du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7" style:display-name="bash_und_du-outline7" style:family="presentation" style:parent-style-name="bash_5f_und_5f_du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8" style:display-name="bash_und_du-outline8" style:family="presentation" style:parent-style-name="bash_5f_und_5f_du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outline9" style:display-name="bash_und_du-outline9" style:family="presentation" style:parent-style-name="bash_5f_und_5f_du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-subtitle" style:display-name="bash_und_du-subtitle" style:family="presentation">
      <style:graphic-properties draw:stroke="none" draw:fill="none" draw:textarea-vertical-align="middle">
        <text:list-style style:name="bash_5f_und_5f_du-subtitle" style:display-name="bash_und_d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-title" style:display-name="bash_und_du-title" style:family="presentation">
      <style:graphic-properties draw:stroke="none" draw:fill="none" draw:fill-image-width="0cm" draw:fill-image-height="0cm" draw:textarea-horizontal-align="left" draw:textarea-vertical-align="top">
        <text:list-style style:name="bash_5f_und_5f_du-title" style:display-name="bash_und_d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h_5f_und_5f_du1-background" style:display-name="bash_und_du1-background" style:family="presentation">
      <style:graphic-properties draw:stroke="none" draw:fill="none"/>
      <style:text-properties style:letter-kerning="true"/>
    </style:style>
    <style:style style:name="bash_5f_und_5f_du1-backgroundobjects" style:display-name="bash_und_d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bash_5f_und_5f_du1-notes" style:display-name="bash_und_du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h_5f_und_5f_du1-outline1" style:display-name="bash_und_du1-outline1" style:family="presentation">
      <style:graphic-properties draw:stroke="none" draw:fill="none">
        <text:list-style style:name="bash_5f_und_5f_du1-outline1" style:display-name="bash_und_d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1-outline2" style:display-name="bash_und_du1-outline2" style:family="presentation" style:parent-style-name="bash_5f_und_5f_du1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bash_5f_und_5f_du1-outline3" style:display-name="bash_und_du1-outline3" style:family="presentation" style:parent-style-name="bash_5f_und_5f_du1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bash_5f_und_5f_du1-outline4" style:display-name="bash_und_du1-outline4" style:family="presentation" style:parent-style-name="bash_5f_und_5f_du1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5" style:display-name="bash_und_du1-outline5" style:family="presentation" style:parent-style-name="bash_5f_und_5f_du1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6" style:display-name="bash_und_du1-outline6" style:family="presentation" style:parent-style-name="bash_5f_und_5f_du1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7" style:display-name="bash_und_du1-outline7" style:family="presentation" style:parent-style-name="bash_5f_und_5f_du1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8" style:display-name="bash_und_du1-outline8" style:family="presentation" style:parent-style-name="bash_5f_und_5f_du1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outline9" style:display-name="bash_und_du1-outline9" style:family="presentation" style:parent-style-name="bash_5f_und_5f_du1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bash_5f_und_5f_du1-subtitle" style:display-name="bash_und_du1-subtitle" style:family="presentation">
      <style:graphic-properties draw:stroke="none" draw:fill="none" draw:textarea-vertical-align="middle">
        <text:list-style style:name="bash_5f_und_5f_du1-subtitle" style:display-name="bash_und_d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h_5f_und_5f_du1-title" style:display-name="bash_und_du1-title" style:family="presentation">
      <style:graphic-properties draw:stroke="none" draw:fill="none" draw:textarea-vertical-align="middle">
        <text:list-style style:name="bash_5f_und_5f_du1-title" style:display-name="bash_und_d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bash_5f_und_5f_du-backgroundobjects">
      <style:graphic-properties draw:stroke="none" draw:fill="none" draw:fill-color="#ffffff" draw:auto-grow-height="false" fo:min-height="0.641cm"/>
    </style:style>
    <style:style style:name="Mpr2" style:family="presentation" style:parent-style-name="bash_5f_und_5f_du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sh_5f_und_5f_du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ash_5f_und_5f_du1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bash_5f_und_5f_d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ash_5f_und_5f_d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style:font-name="Arial2" fo:font-size="10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h_5f_und_5f_du" style:display-name="bash_und_du" style:page-layout-name="PM1" draw:style-name="Mdp1">
      <draw:frame presentation:style-name="bash_5f_und_5f_du-title" draw:layer="backgroundobjects" svg:width="24.01cm" svg:height="1.718cm" svg:x="0.699cm" svg:y="2.263cm" presentation:class="title" presentation:placeholder="true">
        <draw:text-box/>
      </draw:frame>
      <draw:frame presentation:style-name="bash_5f_und_5f_du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7.609cm" svg:height="1.202cm" svg:x="0.7cm" svg:y="0.82cm">
        <draw:text-box>
          <text:p text:style-name="MP5"><text:span text:style-name="MT2">Bash und reguläre Ausdrücke, Jana Cavojska</text:span></text:p>
          <text:p text:style-name="MP5"><text:span text:style-name="MT2">Mathematik und Informatik</text:span></text:p>
          <text:p text:style-name="MP5"><text:span text:style-name="MT2">Institut für Informatik</text:span></text:p>
          <text:p text:style-name="MP5"><text:span text:style-name="MT2"/></text:p>
        </draw:text-box>
      </draw:frame>
      <draw:frame presentation:style-name="Mpr1" draw:text-style-name="MP7" draw:layer="backgroundobjects" svg:width="16.61cm" svg:height="0.64cm" svg:x="0.699cm" svg:y="18.419cm" presentation:class="footer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bash_5f_und_5f_du-title" draw:layer="backgroundobjects" svg:width="14.848cm" svg:height="11.136cm" svg:x="3.075cm" svg:y="2.257cm" presentation:class="page"/>
        <draw:frame presentation:style-name="bash_5f_und_5f_du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sh_5f_und_5f_du1" style:display-name="bash_und_du1" style:page-layout-name="PM1" draw:style-name="Mdp1">
      <draw:frame presentation:style-name="bash_5f_und_5f_du1-title" draw:layer="backgroundobjects" svg:width="24.01cm" svg:height="1.19cm" svg:x="0.7cm" svg:y="2.54cm" presentation:class="title" presentation:placeholder="true">
        <draw:text-box/>
      </draw:frame>
      <draw:frame presentation:style-name="bash_5f_und_5f_du1-outline1" draw:layer="backgroundobjects" svg:width="24.01cm" svg:height="11.049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8" draw:layer="backgroundobjects" svg:width="16.61cm" svg:height="0.64cm" svg:x="0.7cm" svg:y="18.42cm" presentation:class="footer">
        <draw:text-box>
          <text:p text:style-name="MP8"><text:span text:style-name="MT4">Bash und reguläre Ausdrücke, 29. Mai 2015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9" draw:layer="backgroundobjects" svg:width="3.409cm" svg:height="0.665cm" svg:x="21.141cm" svg:y="18.412cm">
        <text:list text:style-name="ML3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ash_5f_und_5f_du1-title" draw:layer="backgroundobjects" svg:width="14.848cm" svg:height="11.136cm" svg:x="3.075cm" svg:y="2.257cm" presentation:class="page"/>
        <draw:frame presentation:style-name="bash_5f_und_5f_d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6:21:51.784585231</meta:creation-date>
    <meta:editing-duration>P0D</meta:editing-duration>
    <meta:editing-cycles>1</meta:editing-cycles>
    <meta:generator>LibreOffice/4.2.7.2$Linux_X86_64 LibreOffice_project/420m0$Build-2</meta:generator>
    <meta:document-statistic meta:object-count="42"/>
  </office:meta>
</office:document-meta>
</file>